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libri Light2" fo:font-size="13pt" fo:font-weight="bold" officeooo:rsid="001f2abf" officeooo:paragraph-rsid="001f2ab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2" fo:font-size="10pt" fo:font-weight="bold" officeooo:rsid="001c7877" officeooo:paragraph-rsid="001c7877" style:font-size-asian="8.75pt" style:font-weight-asian="bold" style:font-size-complex="10pt" style:font-weight-complex="bold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Calibri Light2" fo:font-size="11pt" fo:font-style="italic" fo:font-weight="normal" officeooo:rsid="001d8766" officeooo:paragraph-rsid="001c7877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Calibri Light2" fo:font-size="6pt" fo:font-style="italic" fo:font-weight="normal" officeooo:rsid="001d8766" officeooo:paragraph-rsid="001c7877" style:font-size-asian="5.25pt" style:font-style-asian="italic" style:font-weight-asian="normal" style:font-size-complex="6pt" style:font-style-complex="italic" style:font-weight-complex="normal"/>
    </style:style>
    <style:style style:name="P5" style:family="paragraph" style:parent-style-name="Text_20_body">
      <style:paragraph-properties fo:line-height="100%"/>
      <style:text-properties officeooo:paragraph-rsid="00215325"/>
    </style:style>
    <style:style style:name="P6" style:family="paragraph" style:parent-style-name="Text_20_body" style:list-style-name="L1">
      <style:paragraph-properties fo:line-height="100%"/>
      <style:text-properties fo:font-size="11pt" officeooo:paragraph-rsid="00215325" style:font-size-asian="11pt" style:font-size-complex="11pt"/>
    </style:style>
    <style:style style:name="P7" style:family="paragraph" style:parent-style-name="Text_20_body">
      <style:paragraph-properties fo:line-height="100%"/>
      <style:text-properties fo:font-size="6pt" officeooo:paragraph-rsid="00215325" style:font-size-asian="5.25pt" style:font-size-complex="6pt"/>
    </style:style>
    <style:style style:name="P8" style:family="paragraph" style:parent-style-name="Text_20_body" style:list-style-name="L2">
      <style:paragraph-properties fo:line-height="100%"/>
      <style:text-properties fo:font-size="11pt" officeooo:paragraph-rsid="00215325" style:font-size-asian="11pt" style:font-size-complex="11pt"/>
    </style:style>
    <style:style style:name="P9" style:family="paragraph" style:parent-style-name="Text_20_body" style:list-style-name="L2">
      <style:paragraph-properties fo:line-height="100%"/>
      <style:text-properties fo:font-size="11pt" officeooo:paragraph-rsid="0022adf4" style:font-size-asian="11pt" style:font-size-complex="11pt"/>
    </style:style>
    <style:style style:name="P10" style:family="paragraph" style:parent-style-name="Text_20_body" style:list-style-name="L2">
      <style:paragraph-properties fo:line-height="100%"/>
      <style:text-properties fo:font-size="6pt" officeooo:paragraph-rsid="0022adf4" style:font-size-asian="5.25pt" style:font-size-complex="6pt"/>
    </style:style>
    <style:style style:name="P11" style:family="paragraph" style:parent-style-name="Text_20_body">
      <style:paragraph-properties fo:line-height="100%"/>
      <style:text-properties officeooo:paragraph-rsid="0022adf4"/>
    </style:style>
    <style:style style:name="P12" style:family="paragraph" style:parent-style-name="Text_20_body" style:list-style-name="L3">
      <style:paragraph-properties fo:line-height="100%"/>
      <style:text-properties fo:font-size="11pt" officeooo:paragraph-rsid="0022adf4" style:font-size-asian="11pt" style:font-size-complex="11pt"/>
    </style:style>
    <style:style style:name="P13" style:family="paragraph" style:parent-style-name="Text_20_body" style:list-style-name="L3">
      <style:paragraph-properties fo:line-height="100%"/>
      <style:text-properties fo:font-size="6pt" officeooo:paragraph-rsid="0022adf4" style:font-size-asian="5.25pt" style:font-size-complex="6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Calibri Light2" fo:font-size="11pt" fo:font-style="italic" fo:font-weight="bold" officeooo:rsid="001d8766" officeooo:paragraph-rsid="001c7877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Calibri Light2" fo:font-size="11pt" fo:font-style="italic" fo:font-weight="bold" officeooo:rsid="0026d510" officeooo:paragraph-rsid="0026d510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24e4f4"/>
    </style:style>
    <style:style style:name="T2" style:family="text">
      <style:text-properties officeooo:rsid="0022adf4"/>
    </style:style>
    <style:style style:name="T3" style:family="text">
      <style:text-properties officeooo:rsid="00215325"/>
    </style:style>
    <style:style style:name="T4" style:family="text">
      <style:text-properties style:font-name="Calibri Light2" fo:font-weight="bold" officeooo:rsid="00215325" style:font-weight-asian="bold" style:font-weight-complex="bold"/>
    </style:style>
    <style:style style:name="T5" style:family="text">
      <style:text-properties style:font-name="Calibri Light2"/>
    </style:style>
    <style:style style:name="T6" style:family="text">
      <style:text-properties style:font-name="Calibri Light2" fo:font-weight="bold" style:font-weight-asian="bold" style:font-weight-complex="bold"/>
    </style:style>
    <style:style style:name="T7" style:family="text">
      <style:text-properties style:font-name="Calibri Light2" officeooo:rsid="00215325"/>
    </style:style>
    <style:style style:name="T8" style:family="text">
      <style:text-properties style:font-name="Calibri Light2" officeooo:rsid="0023edce"/>
    </style:style>
    <style:style style:name="T9" style:family="text">
      <style:text-properties style:font-name="Calibri Light2" fo:font-weight="normal" style:font-weight-asian="normal" style:font-weight-complex="normal"/>
    </style:style>
    <style:style style:name="T10" style:family="text">
      <style:text-properties style:font-name="Calibri Light2" fo:font-weight="normal" officeooo:rsid="0022adf4" style:font-weight-asian="normal" style:font-weight-complex="normal"/>
    </style:style>
    <style:style style:name="T11" style:family="text">
      <style:text-properties style:font-name="Calibri Light2" officeooo:rsid="0022adf4"/>
    </style:style>
    <style:style style:name="T12" style:family="text">
      <style:text-properties style:font-name="Calibri Light2" fo:font-weight="normal" officeooo:rsid="00215325" style:font-weight-asian="normal" style:font-weight-complex="normal"/>
    </style:style>
    <style:style style:name="T13" style:family="text">
      <style:text-properties style:font-name="Calibri Light2" officeooo:rsid="0026d5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1">investigación </text:span>Blockchain</text:p>
      <text:p text:style-name="P2"/>
      <text:p text:style-name="P3"><text:span text:style-name="T2">Realiza un ejercicio de investigación sobre</text:span> la tecnología <text:span text:style-name="T3">B</text:span>lockchain, explorar sus aplicaciones prácticas en el mundo real y explicar el funcionamiento de la cadena de bloques con sus propias palabras.</text:p>
      <text:p text:style-name="P4"/>
      <text:p text:style-name="P5"><text:span text:style-name="T4">Ejercicio 1.- </text:span><text:span text:style-name="T5">Realiza una búsqueda en la red para encontrar una </text:span><text:span text:style-name="T6">definición</text:span><text:span text:style-name="T5"> de </text:span><text:span text:style-name="T7">la tecnología B</text:span><text:span text:style-name="T5">lockchain. </text:span></text:p>
      <text:list text:style-name="L1">
        <text:list-item>
          <text:p text:style-name="P6"><text:span text:style-name="T7">Investiga las ventajas principales de</text:span><text:span text:style-name="T5"> </text:span><text:span text:style-name="T7">la tecnología Blockchain y descríbelas con tus propias palabras</text:span></text:p>
        </text:list-item>
        <text:list-item>
          <text:p text:style-name="P6"><text:span text:style-name="T7">Añade ejemplos específicos que ilustren cada una de las ventajas descritas</text:span></text:p>
        </text:list-item>
      </text:list>
      <text:p text:style-name="P7"><text:span text:style-name="T8"/></text:p>
      <text:p text:style-name="P5"><text:span text:style-name="Strong_20_Emphasis"><text:span text:style-name="T4">Ejercicio 2.- </text:span></text:span><text:span text:style-name="Strong_20_Emphasis"><text:span text:style-name="T9">Realiza una búsqueda en la red de las </text:span></text:span><text:span text:style-name="Strong_20_Emphasis"><text:span text:style-name="T6">aplicaciones reales</text:span></text:span><text:span text:style-name="Strong_20_Emphasis"><text:span text:style-name="T9"> de la tecn</text:span></text:span><text:span text:style-name="Strong_20_Emphasis"><text:span text:style-name="T10">ología </text:span></text:span><text:span text:style-name="Strong_20_Emphasis"><text:span text:style-name="T9">Blockchain.</text:span></text:span></text:p>
      <text:list text:style-name="L2">
        <text:list-item>
          <text:p text:style-name="P8"><text:span text:style-name="T5">Investiga al menos tres aplicaciones p</text:span><text:span text:style-name="T9">rácticas </text:span><text:span text:style-name="T5">de la tecnología blockchain en distintos sectores (por ejemplo, finanzas, logística, salud, o energía)</text:span></text:p>
        </text:list-item>
        <text:list-item>
          <text:p text:style-name="P9"><text:span text:style-name="T5">Describe cada aplicación de manera detallada, explicando cómo se utiliza blockchain en cada caso y qué beneficios aporta</text:span></text:p>
        </text:list-item>
        <text:list-item>
          <text:p text:style-name="P9"><text:span text:style-name="T11">Utiliza</text:span><text:span text:style-name="T5"> ejemplos actuales y específicos de empresas o proyectos que ya estén aplicando esta tecnología</text:span></text:p>
          <text:p text:style-name="P10"><text:span text:style-name="T5"/></text:p>
        </text:list-item>
      </text:list>
      <text:p text:style-name="P11"><text:span text:style-name="Strong_20_Emphasis"><text:span text:style-name="T7">Ejercicio 3.- </text:span></text:span><text:span text:style-name="Strong_20_Emphasis"><text:span text:style-name="T12">Realiza una búsqueda en la red </text:span></text:span><text:span text:style-name="Strong_20_Emphasis"><text:span text:style-name="T10">sobre el f</text:span></text:span><text:span text:style-name="Strong_20_Emphasis"><text:span text:style-name="T9">uncionamiento de la</text:span></text:span><text:span text:style-name="Strong_20_Emphasis"><text:span text:style-name="T6"> Cadena de Bloques</text:span></text:span><text:span text:style-name="Strong_20_Emphasis"><text:span text:style-name="T9">.</text:span></text:span></text:p>
      <text:list text:style-name="L3">
        <text:list-item>
          <text:p text:style-name="P12"><text:span text:style-name="T5">Explica en tus propias palabras cómo funciona la tecnología de cadena de bloques</text:span></text:p>
        </text:list-item>
        <text:list-item>
          <text:p text:style-name="P12"><text:span text:style-name="T5">Incluye un esquema o diagrama para ilustrar el proceso de creación y verificación de bloques en la red blockchain</text:span></text:p>
        </text:list-item>
        <text:list-item>
          <text:p text:style-name="P12"><text:span text:style-name="T5">Describe cómo se asegura la seguridad y confiabilidad de los datos en </text:span><text:span text:style-name="T13">la cadena de bloques</text:span></text:p>
          <text:p text:style-name="P13"><text:span text:style-name="T5"/></text:p>
        </text:list-item>
      </text:list>
      <text:p text:style-name="P5"><text:span text:style-name="T4">Ejercicio 4.-</text:span><text:span text:style-name="T7"> </text:span><text:span text:style-name="T5">Elabora una </text:span><text:span text:style-name="T6">reflexión personal</text:span><text:span text:style-name="T5"> sobre la tecnología blockchain, analizando tanto sus ventajas como sus posibles desventajas desde tu perspectiva, considerando su potencial en la actualidad. </text:span></text:p>
      <text:p text:style-name="P14"/>
      <text:p text:style-name="P14"/>
      <text:p text:style-name="P15">*Responde a cada uno de los ejercicios utilizando tus propias palabras, de manera clara y concisa, de modo que el contenido sea comprensible por cualquier persona ajena a la tecnología Blockch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0:40:05.085000000</meta:creation-date>
    <dc:date>2024-11-14T12:09:59.007000000</dc:date>
    <meta:editing-duration>PT31M8S</meta:editing-duration>
    <meta:editing-cycles>7</meta:editing-cycles>
    <meta:generator>LibreOffice/24.8.1.2$Windows_X86_64 LibreOffice_project/87fa9aec1a63e70835390b81c40bb8993f1d4ff6</meta:generator>
    <meta:print-date>2024-11-14T11:03:26.730000000</meta:print-date>
    <meta:printed-by>Archivos PDF</meta:printed-by>
    <meta:document-statistic meta:table-count="0" meta:image-count="0" meta:object-count="0" meta:page-count="1" meta:paragraph-count="17" meta:word-count="275" meta:character-count="1769" meta:non-whitespace-character-count="1517"/>
  </office:meta>
</office:document-meta>
</file>